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356cm" fo:margin-left="1.425cm" table:align="left" style:writing-mode="lr-tb"/>
    </style:style>
    <style:style style:name="Table1.A" style:family="table-column">
      <style:table-column-properties style:column-width="14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305cm" fo:margin-left="0.328cm" table:align="left" style:writing-mode="lr-tb"/>
    </style:style>
    <style:style style:name="Table2.A" style:family="table-column">
      <style:table-column-properties style:column-width="13.305cm"/>
    </style:style>
    <style:style style:name="Table2.1" style:family="table-row">
      <style:table-row-properties style:min-row-height="1.258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806cm" fo:margin-left="1.328cm" table:align="left" style:writing-mode="lr-tb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7.3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0.88cm" fo:margin-left="1.254cm" table:align="left" style:writing-mode="lr-tb"/>
    </style:style>
    <style:style style:name="Table4.A" style:family="table-column">
      <style:table-column-properties style:column-width="2.074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323cm" fo:keep-together="auto"/>
    </style:style>
    <style:style style:name="Table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355" officeooo:paragraph-rsid="001a1355"/>
    </style:style>
    <style:style style:name="P8" style:family="paragraph" style:parent-style-name="Standard">
      <style:paragraph-properties fo:margin-top="0.423cm" fo:margin-bottom="0.106cm" loext:contextual-spacing="false"/>
    </style:style>
    <style:style style:name="P9" style:family="paragraph" style:parent-style-name="Heading">
      <style:paragraph-properties fo:text-align="center" style:justify-single-word="false"/>
      <style:text-properties fo:font-weight="bold" officeooo:rsid="001a1355" officeooo:paragraph-rsid="001a1355" style:font-weight-asian="bold" style:font-weight-complex="bold"/>
    </style:style>
    <style:style style:name="P10" style:family="paragraph" style:parent-style-name="Heading" style:master-page-name="Standard">
      <style:paragraph-properties fo:margin-top="0.423cm" fo:margin-bottom="0.106cm" loext:contextual-spacing="false" style:page-number="auto"/>
      <style:text-properties fo:color="#ff0000"/>
    </style:style>
    <style:style style:name="P11" style:family="paragraph" style:parent-style-name="Standard" style:list-style-name="WW8Num3">
      <style:text-properties officeooo:rsid="001a1355" officeooo:paragraph-rsid="001a1355"/>
    </style:style>
    <style:style style:name="P12" style:family="paragraph" style:parent-style-name="Standard" style:list-style-name="WW8Num3">
      <style:text-properties officeooo:rsid="001f12d7" officeooo:paragraph-rsid="001f12d7"/>
    </style:style>
    <style:style style:name="P13" style:family="paragraph" style:parent-style-name="Standard" style:list-style-name="WW8Num3">
      <style:text-properties fo:color="#ff0000" officeooo:rsid="001a1355" officeooo:paragraph-rsid="001a1355"/>
    </style:style>
    <style:style style:name="P14" style:family="paragraph" style:parent-style-name="Standard" style:list-style-name="WW8Num3">
      <style:text-properties fo:color="#ff0000" officeooo:rsid="001b861f" officeooo:paragraph-rsid="001b861f"/>
    </style:style>
    <style:style style:name="P15" style:family="paragraph" style:parent-style-name="Standard" style:list-style-name="WW8Num3">
      <style:text-properties fo:color="#ff0000" officeooo:rsid="001e9b82" officeooo:paragraph-rsid="001e9b82"/>
    </style:style>
    <style:style style:name="P16" style:family="paragraph" style:parent-style-name="Standard" style:list-style-name="WW8Num3">
      <style:text-properties fo:color="#ff0000" officeooo:rsid="001d35d8" officeooo:paragraph-rsid="001d35d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/>
      <text:p text:style-name="P8"/>
      <text:p text:style-name="P8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9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7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Heading_20_1" text:outline-level="1"><text:soft-page-break/><text:span text:style-name="T3">To-Do </text:span>List</text:h>
      <text:list xml:id="list1639028698" text:style-name="WW8Num3">
        <text:list-item>
          <text:p text:style-name="P11">Level Diagram</text:p>
          <text:list>
            <text:list-item>
              <text:p text:style-name="P11">Add Flowcharts</text:p>
            </text:list-item>
            <text:list-item>
              <text:p text:style-name="P11">Add Event Diagrams</text:p>
            </text:list-item>
            <text:list-item>
              <text:p text:style-name="P12">Add Concept Art</text:p>
            </text:list-item>
            <text:list-item>
              <text:p text:style-name="P11">Define enemies and rewards</text:p>
            </text:list-item>
            <text:list-item>
              <text:p text:style-name="P13">Design the Pass and Scientist parts</text:p>
            </text:list-item>
            <text:list-item>
              <text:p text:style-name="P13">Draw the details of the areas</text:p>
              <text:list>
                <text:list-item>
                  <text:p text:style-name="P13">Update the Level Descriptions accordingly</text:p>
                </text:list-item>
              </text:list>
            </text:list-item>
          </text:list>
        </text:list-item>
        <text:list-item>
          <text:p text:style-name="P13">Game Mechanics</text:p>
          <text:list>
            <text:list-item>
              <text:p text:style-name="P13">Define the currency of the game (Temporal Energy – TE)</text:p>
            </text:list-item>
            <text:list-item>
              <text:p text:style-name="P13">Design the “good/evil” (Clara/Ashildr) system to give meaningful choices to the player</text:p>
            </text:list-item>
          </text:list>
        </text:list-item>
        <text:list-item>
          <text:p text:style-name="P14">Documents</text:p>
          <text:list>
            <text:list-item>
              <text:p text:style-name="P14">Add Puzzle Document</text:p>
            </text:list-item>
            <text:list-item>
              <text:p text:style-name="P15">Add Character Diagrams to Characters Document</text:p>
            </text:list-item>
            <text:list-item>
              <text:p text:style-name="P16">Update Goal Out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81cm" fo:margin-left="-0.191cm" table:align="left" style:writing-mode="lr-tb"/>
    </style:style>
    <style:style style:name="Table6.A" style:family="table-column">
      <style:table-column-properties style:column-width="8.6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3.367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30T12:12:24.580000000</dc:date>
    <meta:editing-cycles>353</meta:editing-cycles>
    <meta:editing-duration>PT18H30M37S</meta:editing-duration>
    <meta:generator>LibreOffice/5.3.7.2$Windows_X86_64 LibreOffice_project/6b8ed514a9f8b44d37a1b96673cbbdd077e24059</meta:generator>
    <meta:document-statistic meta:table-count="5" meta:image-count="1" meta:object-count="0" meta:page-count="2" meta:paragraph-count="38" meta:word-count="140" meta:character-count="835" meta:non-whitespace-character-count="746"/>
  </office:meta>
</office:document-meta>
</file>